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style:contextual-spacing="false" fo:line-height="114%" fo:text-align="start" style:justify-single-word="false" fo:background-color="transparent" style:writing-mode="lr-tb">
        <style:background-image/>
      </style:paragraph-properties>
      <style:text-properties fo:font-variant="normal" fo:text-transform="none" fo:color="#000000" fo:font-size="9.89999961853027pt" fo:font-weight="normal"/>
    </style:style>
    <style:style style:name="P2" style:family="paragraph" style:parent-style-name="Text_20_body">
      <style:paragraph-properties fo:margin-top="0in" fo:margin-bottom="0in" style:contextual-spacing="false" fo:line-height="114%" fo:text-align="start" style:justify-single-word="false" fo:break-before="page" fo:background-color="transparent" style:writing-mode="lr-tb">
        <style:background-image/>
      </style:paragraph-properties>
      <style:text-properties fo:font-variant="normal" fo:text-transform="none" fo:color="#000000" fo:font-size="9.89999961853027pt" fo:font-weight="normal"/>
    </style:style>
    <style:style style:name="P3" style:family="paragraph" style:parent-style-name="Text_20_body">
      <style:paragraph-properties fo:background-color="transparent">
        <style:background-image/>
      </style:paragraph-properties>
      <style:text-properties fo:font-variant="normal" fo:text-transform="none" fo:color="#000000" fo:font-size="18.5pt" fo:font-weight="normal"/>
    </style:style>
    <style:style style:name="P4" style:family="paragraph" style:parent-style-name="Text_20_body">
      <style:paragraph-properties fo:margin-top="0in" fo:margin-bottom="0in" style:contextual-spacing="false" fo:line-height="114%" fo:text-align="start" style:justify-single-word="false" fo:background-color="transparent" style:writing-mode="lr-tb">
        <style:background-image/>
      </style:paragraph-properties>
      <style:text-properties fo:font-variant="normal" fo:text-transform="none" fo:color="#000000" fo:font-size="9.89999961853027pt" fo:font-weight="normal"/>
    </style:style>
    <style:style style:name="P5" style:family="paragraph" style:parent-style-name="Text_20_body">
      <style:paragraph-properties fo:margin-top="0in" fo:margin-bottom="0in" style:contextual-spacing="false" fo:line-height="114%" fo:text-align="start" style:justify-single-word="false" fo:background-color="transparent" style:writing-mode="lr-tb">
        <style:background-image/>
      </style:paragraph-properties>
      <style:text-properties fo:font-variant="normal" fo:text-transform="none" fo:color="#000000" fo:font-size="9.89999961853027pt" fo:font-weight="normal" officeooo:paragraph-rsid="000dcf3a"/>
    </style:style>
    <style:style style:name="T1" style:family="text">
      <style:text-properties officeooo:rsid="000dcf3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text:bookmark text:name="docs-internal-guid-7d5cdad9-174d-df86-cb5b-81939cf5ceb5"/>Setup</text:p>
        <text:p text:style-name="P1">Labs are required, they are not optional. There is some setup needed for the class and I need you to please install a few things ahead of Saturday so that we can get into the learning part ASAP, and not spend to much time in the setup. Your laptops need to be set up with Typescript, LESS and Webstorm. We will cover the “why these?” question throughout the class and it won't be an issue.</text:p>
        <text:p text:style-name="P1"/>
        <text:p text:style-name="P1">1.So to help you set up those four things, lets start w/ the first 2. You have to install Node. Once you have node, you'll have npm. Then:</text:p>
        <text:p text:style-name="P1">npm -g install typescript</text:p>
        <text:p text:style-name="P1">npm -g install less</text:p>
        <text:p text:style-name="P5">npm -g install <text:span text:style-name="T1">simplehttpserver</text:span></text:p>
        <text:p text:style-name="P1">If you can type in 'tsc' at command prompt and get a some non error response, you are set! (hint: for example BootStrap uses less).</text:p>
        <text:p text:style-name="P1"><text:span text:style-name="T1">2</text:span>. Install WebStorm. In class we will change the WebStorm settings to add a file watcher for typescript and less.</text:p>
        <text:p text:style-name="P1"><text:span text:style-name="T1">3</text:span>. Go to PrimusAPI.com - sign up and get the app key! </text:p>
        <text:p text:style-name="P1"/>
        <text:p text:style-name="P1">If you can't install these due to tech problems, then pre-install 'Oracle Virtual Box' and I'll have a virtual machine on USB with these pre-installed so we can jump into code right away.</text:p>
        <text:p text:style-name="P1">Just do your best and use google.</text:p>
        <text:p text:style-name="P1"/>
        <text:p text:style-name="P1">If you want to read ahead, we will use this jQuery to load divs (explained Saturday):</text:p>
        <text:p text:style-name="P1">http://zeptojs.com/#$.get</text:p>
        <text:p text:style-name="P1">plus some pro-animation ( via http://www.greensock.com/gsap-js ).</text:p>
        <text:p text:style-name="P1"/>
        <text:p text:style-name="P2">Lab 0:</text:p>
        <text:p text:style-name="P1"/>
        <text:p text:style-name="P1">In 0_tut app.ts study use of open (implemented in blueGrass.ts)</text:p>
        <text:p text:style-name="P1">Change the file a little to make it compile .js - to test install, for example change the comment.</text:p>
        <text:p text:style-name="P1">Browse chome in open console to see the new comments.</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style style:name="Heading" style:family="paragraph" style:parent-style-name="Normal" style:next-style-name="Text_20_body" style:class="text">
      <style:paragraph-properties fo:margin-top="0.1665in" fo:margin-bottom="0.0835in" style:contextual-spacing="false" fo:keep-with-next="always"/>
      <style:text-properties style:font-name="Arial" fo:font-size="14pt"/>
    </style:style>
    <style:style style:name="Text_20_body" style:display-name="Text body" style:family="paragraph" style:parent-style-name="Normal" style:class="text">
      <style:paragraph-properties fo:margin-top="0in" fo:margin-bottom="0.0835in" style:contextual-spacing="false"/>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style:font-name="Times New Roman1" fo:font-size="18pt" fo:font-weight="bold"/>
    </style:style>
    <style:style style:name="Internet_20_link_5f_text_5f_text_5f_text_5f_text" style:display-name="Internet link_text_text_text_text"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meta:creation-date>2013-07-24T15:09:05.45</meta:creation-date>
    <dc:date>2013-08-25T12:38:08.375000000</dc:date>
    <meta:editing-duration>P0D</meta:editing-duration>
    <meta:editing-cycles>1</meta:editing-cycles>
    <meta:document-statistic meta:table-count="0" meta:image-count="0" meta:object-count="0" meta:page-count="2" meta:paragraph-count="18" meta:word-count="278" meta:character-count="1520" meta:non-whitespace-character-count="1259"/>
  </office:meta>
</office:document-meta>
</file>